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 Unicode MS2" svg:font-family="'Arial Unicode MS'"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Raleway" svg:font-family="Raleway, sans-serif"/>
    <style:font-face style:name="Tahoma" svg:font-family="Tahoma" style:font-family-generic="system" style:font-pitch="variable"/>
    <style:font-face style:name="verdana" svg:font-family="verdana" style:font-family-generic="system" style:font-pitch="variable"/>
    <style:font-face style:name="宋体" svg:font-family="宋体" style:font-family-generic="system" style:font-pitch="variable"/>
  </office:font-face-decls>
  <office:automatic-styles>
    <style:style style:name="P1" style:family="paragraph" style:parent-style-name="Título_20_e_20_Conteúdo_7e_LT_7e_Gliederung_20_2" style:list-style-name="L1">
      <style:paragraph-properties fo:margin-top="0.071cm" fo:margin-bottom="0.141cm" style:contextual-spacing="false" fo:line-height="90%"/>
      <style:text-properties fo:font-size="10pt" style:font-size-asian="10pt" style:font-size-complex="10pt"/>
    </style:style>
    <style:style style:name="P2" style:family="paragraph" style:parent-style-name="Standard" style:list-style-name="WWNum1">
      <style:paragraph-properties fo:margin-left="0.75cm" fo:margin-right="0cm" fo:text-align="start" style:justify-single-word="false" fo:text-indent="-0.75cm" style:auto-text-indent="false"/>
      <style:text-properties officeooo:paragraph-rsid="000fd320"/>
    </style:style>
    <style:style style:name="P3" style:family="paragraph" style:parent-style-name="Standard">
      <style:paragraph-properties fo:margin-left="0.75cm" fo:margin-right="0cm" fo:text-align="start" style:justify-single-word="false" fo:text-indent="-0.75cm" style:auto-text-indent="false"/>
    </style:style>
    <style:style style:name="P4" style:family="paragraph" style:parent-style-name="Standard" style:list-style-name="L1">
      <style:paragraph-properties fo:text-align="start" style:justify-single-word="false"/>
      <style:text-properties officeooo:paragraph-rsid="000f1627"/>
    </style:style>
    <style:style style:name="P5" style:family="paragraph" style:parent-style-name="Standard">
      <style:paragraph-properties fo:margin-left="0.75cm" fo:margin-right="0cm" fo:text-align="start" style:justify-single-word="false" fo:text-indent="-0.75cm" style:auto-text-indent="false"/>
      <style:text-properties officeooo:paragraph-rsid="000fd320"/>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fo:text-align="start" style:justify-single-word="false"/>
    </style:style>
    <style:style style:name="P8" style:family="paragraph" style:parent-style-name="Standard">
      <style:paragraph-properties fo:text-align="center" style:justify-single-word="false"/>
      <style:text-properties style:font-name="Arial" fo:language="pt" fo:country="PT" style:font-name-complex="Arial2"/>
    </style:style>
    <style:style style:name="P9" style:family="paragraph" style:parent-style-name="Standard" style:list-style-name="WWNum1">
      <style:paragraph-properties fo:margin-left="0.75cm" fo:margin-right="0cm" fo:text-align="start" style:justify-single-word="false" fo:text-indent="-0.75cm" style:auto-text-indent="false"/>
      <style:text-properties officeooo:rsid="000f1627" officeooo:paragraph-rsid="000f1627"/>
    </style:style>
    <style:style style:name="P10" style:family="paragraph" style:parent-style-name="Standard">
      <style:paragraph-properties fo:margin-left="0.75cm" fo:margin-right="0cm" fo:text-align="start" style:justify-single-word="false" fo:text-indent="-0.75cm" style:auto-text-indent="false"/>
      <style:text-properties officeooo:rsid="000f1627" officeooo:paragraph-rsid="000f1627"/>
    </style:style>
    <style:style style:name="P11" style:family="paragraph" style:parent-style-name="Standard" style:list-style-name="WWNum1">
      <style:paragraph-properties fo:margin-left="0.75cm" fo:margin-right="0cm" fo:text-align="start" style:justify-single-word="false" fo:text-indent="-0.75cm" style:auto-text-indent="false"/>
      <style:text-properties fo:font-weight="bold" style:font-weight-asian="bold" style:font-weight-complex="bold"/>
    </style:style>
    <style:style style:name="P12" style:family="paragraph" style:parent-style-name="Standard" style:list-style-name="WWNum1">
      <style:paragraph-properties fo:margin-left="0.75cm" fo:margin-right="0cm" fo:text-align="start" style:justify-single-word="false" fo:text-indent="-0.75cm" style:auto-text-indent="false"/>
      <style:text-properties fo:font-weight="bold" officeooo:paragraph-rsid="000f1627" style:font-weight-asian="bold" style:font-weight-complex="bold"/>
    </style:style>
    <style:style style:name="P13" style:family="paragraph" style:parent-style-name="Standard">
      <style:paragraph-properties fo:margin-left="0.75cm" fo:margin-right="0cm" fo:text-align="start" style:justify-single-word="false" fo:text-indent="-0.75cm" style:auto-text-indent="false"/>
      <style:text-properties fo:font-weight="bold" style:font-weight-asian="bold" style:font-weight-complex="bold"/>
    </style:style>
    <style:style style:name="P14" style:family="paragraph" style:parent-style-name="Standard">
      <style:paragraph-properties fo:margin-left="0.75cm" fo:margin-right="0cm" fo:text-align="start" style:justify-single-word="false" fo:text-indent="-0.75cm" style:auto-text-indent="false"/>
      <style:text-properties fo:font-weight="bold" officeooo:rsid="000f1627" officeooo:paragraph-rsid="000f1627" style:font-weight-asian="bold" style:font-weight-complex="bold"/>
    </style:style>
    <style:style style:name="T1" style:family="text">
      <style:text-properties style:font-name="Arial" fo:language="pt" fo:country="PT" style:font-name-complex="Arial2"/>
    </style:style>
    <style:style style:name="T2" style:family="text">
      <style:text-properties style:font-name="Arial" fo:language="pt" fo:country="PT" officeooo:rsid="000f1627" style:font-name-complex="Arial2"/>
    </style:style>
    <style:style style:name="T3" style:family="text">
      <style:text-properties style:font-name="Arial" fo:language="pt" fo:country="PT" fo:font-weight="normal" officeooo:rsid="000f1627" style:font-weight-asian="normal" style:font-name-complex="Arial2" style:font-weight-complex="normal"/>
    </style:style>
    <style:style style:name="T4" style:family="text">
      <style:text-properties style:font-name="Arial" fo:language="pt" fo:country="PT" fo:font-weight="bold" style:font-weight-asian="bold" style:font-name-complex="Arial2" style:font-weight-complex="bold"/>
    </style:style>
    <style:style style:name="T5" style:family="text">
      <style:text-properties style:font-name="Arial" fo:font-size="8pt" fo:language="pt" fo:country="PT" style:font-size-asian="8pt" style:font-name-complex="Arial2" style:font-size-complex="8pt"/>
    </style:style>
    <style:style style:name="T6" style:family="text">
      <style:text-properties style:font-name="Arial" fo:font-size="8pt" fo:language="pt" fo:country="PT" fo:font-weight="normal" style:font-size-asian="8pt" style:font-weight-asian="normal" style:font-name-complex="Arial2" style:font-size-complex="8pt" style:font-weight-complex="normal"/>
    </style:style>
    <style:style style:name="T7" style:family="text">
      <style:text-properties style:font-name="Arial" fo:font-size="8pt" fo:language="pt" fo:country="PT" fo:font-style="normal" fo:font-weight="normal" officeooo:rsid="000fd320" style:font-size-asian="8pt" style:font-style-asian="normal" style:font-weight-asian="normal" style:font-name-complex="Arial2" style:font-size-complex="8pt" style:font-style-complex="normal" style:font-weight-complex="normal"/>
    </style:style>
    <style:style style:name="T8" style:family="text">
      <style:text-properties fo:color="#000000" loext:opacity="100%" style:font-name="Arial" fo:language="pt" fo:country="PT" style:font-name-complex="Arial2"/>
    </style:style>
    <style:style style:name="T9" style:family="text">
      <style:text-properties fo:color="#000000" loext:opacity="100%" style:font-name="Arial" fo:language="pt" fo:country="PT" fo:font-weight="bold" style:font-weight-asian="bold" style:font-name-complex="Arial2" style:font-weight-complex="bold"/>
    </style:style>
    <style:style style:name="T10" style:family="text">
      <style:text-properties fo:color="#000000" loext:opacity="100%" style:font-name="Arial"/>
    </style:style>
    <style:style style:name="T11" style:family="text">
      <style:text-properties fo:color="#000000" loext:opacity="100%" style:font-name="Arial" fo:font-size="10pt" fo:language="pt" fo:country="PT" style:font-size-asian="10pt" style:font-name-complex="Arial2" style:font-size-complex="10pt"/>
    </style:style>
    <style:style style:name="T12" style:family="text">
      <style:text-properties fo:color="#000000" loext:opacity="100%" style:font-name="Arial" fo:font-size="10pt" fo:language="pt" fo:country="PT" fo:font-weight="bold" style:font-size-asian="10pt" style:font-weight-asian="bold" style:font-name-complex="Arial2" style:font-size-complex="10pt" style:font-weight-complex="bold"/>
    </style:style>
    <style:style style:name="T13" style:family="text">
      <style:text-properties fo:color="#000000" loext:opacity="100%" style:font-name="Arial" fo:font-size="10pt" fo:font-weight="bold" style:font-size-asian="10pt" style:font-weight-asian="bold" style:font-size-complex="10pt" style:font-weight-complex="bold"/>
    </style:style>
    <style:style style:name="T14" style:family="text">
      <style:text-properties fo:color="#000000" loext:opacity="100%" style:font-name="Arial" fo:font-size="10pt" fo:font-weight="bold" style:font-size-asian="10pt" style:font-weight-asian="bold" style:font-size-complex="10pt"/>
    </style:style>
    <style:style style:name="T15" style:family="text">
      <style:text-properties fo:color="#000000" loext:opacity="100%" style:font-name="Arial" fo:font-size="10pt" style:font-size-asian="10pt" style:font-size-complex="10pt"/>
    </style:style>
    <style:style style:name="T16" style:family="text">
      <style:text-properties fo:color="#000000" loext:opacity="100%" style:font-name="Arial" fo:font-size="32pt" style:font-size-asian="32pt"/>
    </style:style>
    <style:style style:name="T17" style:family="text">
      <style:text-properties fo:color="#000000" loext:opacity="100%" style:font-name="Arial" fo:font-size="32pt" fo:language="pt" fo:country="PT" style:font-size-asian="32pt" style:font-name-complex="Arial2"/>
    </style:style>
    <style:style style:name="T18" style:family="text">
      <style:text-properties fo:color="#000000" loext:opacity="100%" style:font-name="Arial" fo:font-size="32pt" fo:font-weight="bold" style:font-size-asian="32pt" style:font-weight-asian="bold"/>
    </style:style>
    <style:style style:name="T19" style:family="text">
      <style:text-properties fo:color="#000000" loext:opacity="100%" style:font-name="Arial" fo:font-weight="bold" style:font-weight-asian="bold"/>
    </style:style>
    <style:style style:name="T20" style:family="text">
      <style:text-properties fo:color="#000000" loext:opacity="100%" style:font-name="Arial" fo:font-weight="bold" style:font-weight-asian="bold" style:font-weight-complex="bold"/>
    </style:style>
    <style:style style:name="T21" style:family="text">
      <style:text-properties fo:font-variant="normal" fo:text-transform="none" fo:color="#333333" loext:opacity="100%" style:font-name="Raleway" fo:font-size="12pt" fo:letter-spacing="normal" fo:language="pt" fo:country="PT" fo:font-style="normal" fo:font-weight="normal" officeooo:rsid="000fd320" fo:background-color="transparent" loext:char-shading-value="0" style:font-size-asian="10pt" style:font-name-complex="Arial2" style:font-size-complex="10pt"/>
    </style:style>
    <style:style style:name="T22" style:family="text">
      <style:text-properties fo:font-variant="normal" fo:text-transform="none" fo:color="#333333" loext:opacity="100%" style:font-name="Arial1" fo:font-size="10pt" fo:letter-spacing="normal" fo:language="pt" fo:country="PT" fo:font-style="normal" fo:font-weight="normal" officeooo:rsid="000fd320" fo:background-color="transparent" loext:char-shading-value="0" style:font-size-asian="10pt" style:font-name-complex="Arial2" style:font-size-complex="10pt"/>
    </style:style>
    <style:style style:name="T23" style:family="text">
      <style:text-properties fo:font-variant="normal" fo:text-transform="none" fo:color="#333333" loext:opacity="100%" style:font-name="Arial1" fo:font-size="12pt" fo:letter-spacing="normal" fo:language="pt" fo:country="PT" fo:font-style="normal" fo:font-weight="normal" officeooo:rsid="000fd320" fo:background-color="transparent" loext:char-shading-value="0" style:font-size-asian="10pt" style:font-name-complex="Arial2" style:font-size-complex="10pt"/>
    </style:style>
    <style:style style:name="T24" style:family="text">
      <style:text-properties fo:font-variant="normal" fo:text-transform="none" fo:color="#000000" loext:opacity="100%" style:font-name="Arial1" fo:font-size="10pt" fo:letter-spacing="normal" fo:language="pt" fo:country="PT" fo:font-style="normal" fo:font-weight="normal" fo:background-color="transparent" loext:char-shading-value="0" style:font-size-asian="10pt" style:font-name-complex="Arial2" style:font-size-complex="10pt"/>
    </style:style>
    <style:style style:name="T25" style:family="text">
      <style:text-properties fo:font-variant="normal" fo:text-transform="none" fo:color="#000000" loext:opacity="100%" style:font-name="Arial1" fo:font-size="10pt" fo:letter-spacing="normal" fo:language="pt" fo:country="PT" fo:font-style="normal" fo:font-weight="normal" officeooo:rsid="000fd320" fo:background-color="transparent" loext:char-shading-value="0" style:font-size-asian="10pt" style:font-name-complex="Arial2" style:font-size-complex="10pt"/>
    </style:style>
    <style:style style:name="T26" style:family="text">
      <style:text-properties fo:font-variant="normal" fo:text-transform="none" fo:color="#000000" loext:opacity="100%" style:font-name="Arial1" fo:font-size="8pt" fo:letter-spacing="normal" fo:language="pt" fo:country="PT" fo:font-style="normal" fo:font-weight="normal" officeooo:rsid="000fd320" fo:background-color="transparent" loext:char-shading-value="0" style:font-size-asian="8pt" style:font-name-complex="Arial2" style:font-size-complex="8pt"/>
    </style:style>
    <style:style style:name="T27" style:family="text">
      <style:text-properties fo:font-variant="normal" fo:text-transform="none" fo:color="#000000" loext:opacity="100%" style:text-line-through-style="none" style:text-line-through-type="none" style:font-name="Arial1" fo:font-size="10pt" fo:letter-spacing="normal" fo:language="pt" fo:country="PT" fo:font-style="normal" style:text-underline-style="none" fo:font-weight="normal" officeooo:rsid="000fd320" style:text-blinking="false" fo:background-color="transparent" loext:char-shading-value="0" style:font-size-asian="10pt" style:font-name-complex="Arial2"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Lista de Exercícios 2</text:span></text:p>
      <text:p text:style-name="P7"><text:span text:style-name="T1">Nome: </text:span><text:span text:style-name="T2">Matheus Vasconcelos</text:span></text:p>
      <text:p text:style-name="P7"><text:span text:style-name="T1">Data:</text:span><text:bookmark text:name="_GoBack"/><text:span text:style-name="T2">25/08/2022</text:span></text:p>
      <text:p text:style-name="P8"/>
      <text:list xml:id="list2279625095" text:style-name="WWNum1">
        <text:list-item>
          <text:p text:style-name="P11"><text:span text:style-name="T1">Em um projeto de redes, qual a etapa mais importante?</text:span></text:p>
          <text:p text:style-name="P9"><text:span text:style-name="T1"/></text:p>
          <text:p text:style-name="P9"><text:span text:style-name="T1">Levantamento de Requisitos e Objetivos do cliente.</text:span></text:p>
        </text:list-item>
      </text:list>
      <text:p text:style-name="P10"><text:span text:style-name="T1"><text:tab/></text:span></text:p>
      <text:p text:style-name="P10"><text:span text:style-name="T1"><text:tab/></text:span><text:span text:style-name="T5">Fonte: Slides.</text:span></text:p>
      <text:list xml:id="list213627758193071" text:continue-numbering="true" text:style-name="WWNum1">
        <text:list-item>
          <text:p text:style-name="P12"><text:span text:style-name="T1">Quanto ao projeto lógico, quais as atividades precisam ser executadas?</text:span></text:p>
        </text:list-item>
      </text:list>
      <text:list xml:id="list1172163450" text:style-name="L1">
        <text:list-header>
          <text:p text:style-name="P4"><text:span text:style-name="T11"/></text:p>
        </text:list-header>
        <text:list-item>
          <text:p text:style-name="P4"><text:span text:style-name="T11">Desenvolvimento da topologia da rede</text:span></text:p>
        </text:list-item>
        <text:list-item>
          <text:p text:style-name="P1"><text:span text:style-name="T10">Desenvolvimento de esquemas de endereçamento;</text:span></text:p>
        </text:list-item>
        <text:list-item>
          <text:p text:style-name="P1"><text:span text:style-name="T10">Seleção de protocolos de bridging, switching e roteamento</text:span></text:p>
        </text:list-item>
        <text:list-item>
          <text:p text:style-name="P1"><text:span text:style-name="T10">Desenvolvimento de aspectos de segurança e gerência</text:span></text:p>
        </text:list-item>
      </text:list>
      <text:list xml:id="list213626939219225" text:continue-list="list213627758193071" text:style-name="WWNum1">
        <text:list-header>
          <text:p text:style-name="P9"><text:span text:style-name="T5">Fonte: Slides.</text:span></text:p>
        </text:list-header>
        <text:list-item>
          <text:p text:style-name="P11"><text:span text:style-name="T1">Qual a diferença entre um projeto de uma rede corporativa e uma rede de pequeno porte?</text:span></text:p>
        </text:list-item>
      </text:list>
      <text:p text:style-name="P13"><text:span text:style-name="T1"/></text:p>
      <text:p text:style-name="P13"><text:span text:style-name="T1"><text:tab/></text:span><text:span text:style-name="T3">A complexidade e requisitos nescessários para a instalação de uma rede coorporativa é o que difere para uma rede de pequeno porte. Em um projeto de rede coorporativa são analisadas especificidades como: A planta da empresa, projeto elétrico, sistema de redundância, além de maior demanda de ativos de rede(servidores, switches, etc). Já uma rede de pequeno porte pode ser projetada de forma mais “simples”.</text:span></text:p>
      <text:p text:style-name="P13"><text:span text:style-name="T3"/></text:p>
      <text:p text:style-name="P14"><text:span text:style-name="T1"><text:tab/></text:span><text:span text:style-name="T6">Fonte: https://www.sigmatelecom.com.br/projetos-de-redes-de-uma-empresa/</text:span></text:p>
      <text:list xml:id="list213626626564480" text:continue-numbering="true" text:style-name="WWNum1">
        <text:list-item>
          <text:p text:style-name="P11"><text:span text:style-name="T1">Explica o termo Qos e como ele se aplica em um projeto de redes;</text:span></text:p>
        </text:list-item>
      </text:list>
      <text:p text:style-name="P13"><text:span text:style-name="T1"/></text:p>
      <text:p text:style-name="P3"><text:span text:style-name="T4"><text:tab/></text:span><text:span text:style-name="T24">QoS (Quality of Service ou Qualidade de Serviço</text:span><text:span text:style-name="T25">)</text:span></text:p>
      <text:p text:style-name="P3"><text:span text:style-name="T25"><text:tab/>Se aplica nas empresas oferecendo um conjunto de </text:span><text:span text:style-name="T27">tecnologias, que </text:span><text:span text:style-name="T25">funcionam em uma rede para assegurar sua capacidade de executar tráfego de alta prioridade e aplicativos de forma totalmente confiável com capacidade de rede limitada.</text:span></text:p>
      <text:p text:style-name="P5"><text:span text:style-name="T25"><text:tab/>A aplicação de medidas que assegurem a eficiência do recurso, como o QoS, são eficazes para melhorar a experiência dos usuários.</text:span></text:p>
      <text:p text:style-name="P5"><text:span text:style-name="T25"><text:tab/></text:span></text:p>
      <text:p text:style-name="P5"><text:span text:style-name="T25"><text:tab/></text:span><text:span text:style-name="T26">Fonte: https://xtech.com.br/Blog/Entenda-O-Que-E-Qos-E-Qual-A-Sua-Finalidade-Dentro-Das-Empresas/b/212/ </text:span></text:p>
      <text:list xml:id="list213625908754420" text:continue-numbering="true" text:style-name="WWNum1">
        <text:list-item>
          <text:p text:style-name="P2"><text:span text:style-name="T4">Fale sobre as duas metodologias de um projeto de redes;</text:span></text:p>
          <text:list>
            <text:list-header>
              <text:p text:style-name="P2"><text:span text:style-name="T12"/></text:p>
              <text:p text:style-name="P2"><text:span text:style-name="T12">A metodologia </text:span><text:span text:style-name="T13">estruturada: </text:span><text:span text:style-name="T15">No sentido de incluir o projeto lógico da rede antes de abordar o projeto físico e abordar requisitos antes de tudo; </text:span></text:p>
              <text:p text:style-name="P2"><text:span text:style-name="T13">A metodologia iterativa</text:span><text:span text:style-name="T14">: </text:span><text:span text:style-name="T15">Mais detalhes entram progressivamente no projeto, à medida que se conhece melhor a situação;</text:span></text:p>
              <text:p text:style-name="P2"><text:span text:style-name="T15"/></text:p>
              <text:p text:style-name="P2"><text:span text:style-name="T7">Fonte: Slides</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 Unicode MS2" svg:font-family="'Arial Unicode MS'"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Raleway" svg:font-family="Raleway, sans-serif"/>
    <style:font-face style:name="Tahoma" svg:font-family="Tahoma" style:font-family-generic="system" style:font-pitch="variable"/>
    <style:font-face style:name="verdana" svg:font-family="verdan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pt" fo:country="BR"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2" style:font-family-complex="'Arial Unicode MS'" style:font-family-generic-complex="swiss" style:language-complex="zxx" style:country-complex="none"/>
    </style:style>
    <style:style style:name="Estilo_20_padrão_20_de_20_desenho" style:display-name="Estilo padrão de desenh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verdana" style:font-family-complex="verdana" style:font-family-generic-complex="system" style:font-pitch-complex="variable" style:font-size-complex="12pt" style:text-emphasize="none"/>
    </style:style>
    <style:style style:name="Objeto_20_sem_20_preenchimento" style:display-name="Objeto sem preenchimento"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Formas" style:family="paragraph" style:parent-style-name="Figure" style:default-outline-level="">
      <style:text-properties style:font-name="Liberation Sans1"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1"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1"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1" fo:font-family="'Liberation Sans'" style:font-family-generic="roman" style:font-pitch="variable" fo:font-size="18pt" style:font-size-asian="18pt"/>
    </style:style>
    <style:style style:name="Slide_20_de_20_Título_7e_LT_7e_Gliederung_20_1" style:display-name="Slide de Título~LT~Gliederung 1" style:family="paragraph" style:default-outline-level="">
      <style:paragraph-properties fo:margin-top="0.4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Gliederung_20_2" style:display-name="Slide de Título~LT~Gliederung 2" style:family="paragraph" style:parent-style-name="Slide_20_de_20_Título_7e_LT_7e_Gliederung_20_1" style:default-outline-level="">
      <style:paragraph-properties fo:margin-top="0.4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ide_20_de_20_Título_7e_LT_7e_Gliederung_20_3" style:display-name="Slide de Título~LT~Gliederung 3" style:family="paragraph" style:parent-style-name="Slide_20_de_20_Título_7e_LT_7e_Gliederung_20_2" style:default-outline-level="">
      <style:paragraph-properties fo:margin-top="0.3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ide_20_de_20_Título_7e_LT_7e_Gliederung_20_4" style:display-name="Slide de Título~LT~Gliederung 4" style:family="paragraph" style:parent-style-name="Slide_20_de_20_Título_7e_LT_7e_Gliederung_20_3" style:default-outline-level="">
      <style:paragraph-properties fo:margin-top="0.1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ide_20_de_20_Título_7e_LT_7e_Gliederung_20_5" style:display-name="Slide de Título~LT~Gliederung 5" style:family="paragraph" style:parent-style-name="Slide_20_de_20_Título_7e_LT_7e_Gliederung_20_4"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6" style:display-name="Slide de Título~LT~Gliederung 6" style:family="paragraph" style:parent-style-name="Slide_20_de_20_Título_7e_LT_7e_Gliederung_20_5"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7" style:display-name="Slide de Título~LT~Gliederung 7" style:family="paragraph" style:parent-style-name="Slide_20_de_20_Título_7e_LT_7e_Gliederung_20_6"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8" style:display-name="Slide de Título~LT~Gliederung 8" style:family="paragraph" style:parent-style-name="Slide_20_de_20_Título_7e_LT_7e_Gliederung_20_7"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Gliederung_20_9" style:display-name="Slide de Título~LT~Gliederung 9" style:family="paragraph" style:parent-style-name="Slide_20_de_20_Título_7e_LT_7e_Gliederung_20_8"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de_20_Título_7e_LT_7e_Titel" style:display-name="Slide de Título~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Unicode MS" fo:font-family="'Arial Unicode MS'" style:font-family-generic="roman" style:font-pitch="variable" fo:font-size="48pt" fo:letter-spacing="normal" fo:font-style="normal" fo:text-shadow="none" style:text-underline-style="none" fo:font-weight="normal" style:letter-kerning="true" style:font-name-asian="Tahoma" style:font-family-asian="Tahoma" style:font-family-generic-asian="system" style:font-pitch-asian="variable" style:font-size-asian="48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Untertitel" style:display-name="Slide de Títul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Notizen" style:display-name="Slide de Títul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Slide_20_de_20_Título_7e_LT_7e_Hintergrundobjekte" style:display-name="Slide de Títul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Slide_20_de_20_Título_7e_LT_7e_Hintergrund" style:display-name="Slide de Títul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verdana" style:font-family-complex="verdana"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Unicode MS" fo:font-family="'Arial Unicode MS'"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Plano_20_de_20_fundo" style:display-name="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1" style:display-name="Título e Conteúdo~LT~Gliederung 1" style:family="paragraph" style:default-outline-level="">
      <style:paragraph-properties fo:margin-top="0.4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Gliederung_20_2" style:display-name="Título e Conteúdo~LT~Gliederung 2" style:family="paragraph" style:parent-style-name="Título_20_e_20_Conteúdo_7e_LT_7e_Gliederung_20_1" style:default-outline-level="">
      <style:paragraph-properties fo:margin-top="0.4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ítulo_20_e_20_Conteúdo_7e_LT_7e_Gliederung_20_3" style:display-name="Título e Conteúdo~LT~Gliederung 3" style:family="paragraph" style:parent-style-name="Título_20_e_20_Conteúdo_7e_LT_7e_Gliederung_20_2" style:default-outline-level="">
      <style:paragraph-properties fo:margin-top="0.3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ítulo_20_e_20_Conteúdo_7e_LT_7e_Gliederung_20_4" style:display-name="Título e Conteúdo~LT~Gliederung 4" style:family="paragraph" style:parent-style-name="Título_20_e_20_Conteúdo_7e_LT_7e_Gliederung_20_3" style:default-outline-level="">
      <style:paragraph-properties fo:margin-top="0.199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ítulo_20_e_20_Conteúdo_7e_LT_7e_Gliederung_20_5" style:display-name="Título e Conteúdo~LT~Gliederung 5" style:family="paragraph" style:parent-style-name="Título_20_e_20_Conteúdo_7e_LT_7e_Gliederung_20_4"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6" style:display-name="Título e Conteúdo~LT~Gliederung 6" style:family="paragraph" style:parent-style-name="Título_20_e_20_Conteúdo_7e_LT_7e_Gliederung_20_5"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7" style:display-name="Título e Conteúdo~LT~Gliederung 7" style:family="paragraph" style:parent-style-name="Título_20_e_20_Conteúdo_7e_LT_7e_Gliederung_20_6"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8" style:display-name="Título e Conteúdo~LT~Gliederung 8" style:family="paragraph" style:parent-style-name="Título_20_e_20_Conteúdo_7e_LT_7e_Gliederung_20_7"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Gliederung_20_9" style:display-name="Título e Conteúdo~LT~Gliederung 9" style:family="paragraph" style:parent-style-name="Título_20_e_20_Conteúdo_7e_LT_7e_Gliederung_20_8" style:default-outline-level="">
      <style:paragraph-properties fo:margin-top="0.101cm" fo:margin-bottom="0cm" style:contextual-spacing="false" fo:line-height="90%" fo:text-align="start" style:justify-single-word="false" style:writing-mode="lr-tb"/>
      <style:text-properties fo:color="#404040"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e_20_Conteúdo_7e_LT_7e_Titel" style:display-name="Título e Conteúdo~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Unicode MS" fo:font-family="'Arial Unicode MS'" style:font-family-generic="roman" style:font-pitch="variable" fo:font-size="48pt" fo:letter-spacing="normal" fo:font-style="normal" fo:text-shadow="none" style:text-underline-style="none" fo:font-weight="normal" style:letter-kerning="true" style:font-name-asian="Tahoma" style:font-family-asian="Tahoma" style:font-family-generic-asian="system" style:font-pitch-asian="variable" style:font-size-asian="48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Untertitel" style:display-name="Título e Conteúd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Notizen" style:display-name="Título e Conteúd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verdana" style:font-family-complex="verdana" style:font-family-generic-complex="system" style:font-pitch-complex="variable" style:font-size-complex="12pt" style:text-emphasize="none"/>
    </style:style>
    <style:style style:name="Título_20_e_20_Conteúdo_7e_LT_7e_Hintergrundobjekte" style:display-name="Título e Conteúd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Título_20_e_20_Conteúdo_7e_LT_7e_Hintergrund" style:display-name="Título e Conteúd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verdana" style:font-family-complex="verdana" style:font-family-generic-complex="system" style:font-pitch-complex="variable" style:font-size-complex="12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21:01:00</meta:creation-date>
    <meta:initial-creator>jelcimar</meta:initial-creator>
    <dc:date>2022-08-25T21:36:25.726000000</dc:date>
    <meta:editing-cycles>2</meta:editing-cycles>
    <meta:editing-duration>PT17M50S</meta:editing-duration>
    <meta:generator>LibreOffice/7.2.2.2$Windows_X86_64 LibreOffice_project/02b2acce88a210515b4a5bb2e46cbfb63fe97d56</meta:generator>
    <meta:document-statistic meta:table-count="0" meta:image-count="0" meta:object-count="0" meta:page-count="1" meta:paragraph-count="27" meta:word-count="289" meta:character-count="1945" meta:non-whitespace-character-count="1679"/>
    <meta:user-defined meta:name="KSOProductBuildVer">1046-11.1.0.11664</meta:user-defined>
    <meta:template xlink:type="simple" xlink:actuate="onRequest" xlink:title="Normal.dotm" xlink:href=""/>
  </office:meta>
</office:document-meta>
</file>